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ttern.getSelector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.setSelectorList( Vector selector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.setPattern(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.get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